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8cm" fo:margin-left="-0.236cm" fo:margin-top="0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6.535cm"/>
    </style:style>
    <style:style style:name="Table1.D" style:family="table-column">
      <style:table-column-properties style:column-width="4.8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59cm" fo:padding-right="0.191cm" fo:padding-top="0cm" fo:padding-bottom="0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text-align="end" style:justify-single-word="false" fo:orphans="0" fo:widows="0"/>
      <style:text-properties fo:font-size="24pt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line-height="115%" fo:orphans="0" fo:widows="0"/>
      <style:text-properties fo:font-size="24pt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line-height="115%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15%" fo:orphans="0" fo:widows="0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line-height="115%" fo:orphans="0" fo:widows="0" fo:break-before="pag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 fo:break-before="page"/>
      <style:text-properties fo:font-size="16pt" style:font-size-asian="16pt" style:font-size-complex="16pt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15%" fo:text-align="end" style:justify-single-word="false" fo:orphans="0" fo:widows="0" fo:text-indent="0cm" style:auto-text-indent="false"/>
      <style:text-properties fo:font-size="24pt" style:font-size-asian="24pt" style:font-size-complex="24pt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15%" fo:text-align="end" style:justify-single-word="false" fo:orphans="0" fo:widows="0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Title">
      <style:paragraph-properties fo:margin-top="0cm" fo:margin-bottom="0.106cm" loext:contextual-spacing="false" fo:break-before="page"/>
    </style:style>
    <style:style style:name="P14" style:family="paragraph" style:parent-style-name="Title">
      <style:paragraph-properties fo:margin-top="0cm" fo:margin-bottom="0.106cm" loext:contextual-spacing="false"/>
    </style:style>
    <style:style style:name="P15" style:family="paragraph" style:parent-style-name="Standard" style:master-page-name="Standard">
      <style:paragraph-properties fo:margin-top="0cm" fo:margin-bottom="0cm" loext:contextual-spacing="false" fo:line-height="115%" fo:text-align="end" style:justify-single-word="false" fo:orphans="0" fo:widows="0" style:page-number="1"/>
      <style:text-properties fo:font-size="24pt" style:font-size-asian="24pt" style:font-size-complex="24pt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/>
      <style:text-properties officeooo:rsid="00211351" officeooo:paragraph-rsid="00211351"/>
    </style:style>
    <style:style style:name="P18" style:family="paragraph" style:parent-style-name="Standard">
      <style:paragraph-properties fo:margin-top="0cm" fo:margin-bottom="0cm" loext:contextual-spacing="false"/>
      <style:text-properties officeooo:rsid="0022bbb9" officeooo:paragraph-rsid="0022bbb9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11351" officeooo:paragraph-rsid="00211351"/>
    </style:style>
    <style:style style:name="T1" style:family="text">
      <style:text-properties officeooo:rsid="00211351"/>
    </style:style>
    <style:style style:name="T2" style:family="text">
      <style:text-properties officeooo:rsid="0022bb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>Meu Catálogo de Drinks</text:p>
      <text:p text:style-name="P2"><text:s/></text:p>
      <text:p text:style-name="P9">Documento de Requisitos</text:p>
      <text:p text:style-name="P9"/>
      <text:p text:style-name="P9"/>
      <text:p text:style-name="P9"/>
      <text:p text:style-name="P10"/>
      <text:p text:style-name="P10"/>
      <text:p text:style-name="P10">Marcos Rafael Lapa de Sousa<text:line-break/>Pedro Basílio<text:line-break/>Rafael Borges Calil</text:p>
      <text:p text:style-name="P9"/>
      <text:p text:style-name="P7"/>
      <text:p text:style-name="P6">HISTÓRICO DE VERSÕES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5">Versão</text:p>
          </table:table-cell>
          <table:table-cell table:style-name="Table1.A1" office:value-type="string">
            <text:p text:style-name="P5">Descrição</text:p>
          </table:table-cell>
          <table:table-cell table:style-name="Table1.A1" office:value-type="string">
            <text:p text:style-name="P5">Autores</text:p>
          </table:table-cell>
        </table:table-row>
        <table:table-row table:style-name="Table1.1">
          <table:table-cell table:style-name="Table1.A1" office:value-type="string">
            <text:p text:style-name="P5">23/09/2018</text:p>
          </table:table-cell>
          <table:table-cell table:style-name="Table1.A1" office:value-type="string">
            <text:p text:style-name="P5">0.0</text:p>
          </table:table-cell>
          <table:table-cell table:style-name="Table1.A1" office:value-type="string">
            <text:p text:style-name="P5">Criação do documento</text:p>
          </table:table-cell>
          <table:table-cell table:style-name="Table1.A1" office:value-type="string">
            <text:p text:style-name="P5">Marcos, Pedro e Rafael</text:p>
          </table:table-cell>
        </table:table-row>
      </table:table>
      <text:p text:style-name="P4"/>
      <text:p text:style-name="P3"><text:s/></text:p>
      <text:p text:style-name="P8">Índice</text:p>
      <text:p text:style-name="P13"><text:bookmark text:name="_yjr3khsv12e7"/>Requisitos funcionais</text:p>
      <text:p text:style-name="P1"/>
      <text:p text:style-name="P1">RF1: Visualização de drinks</text:p>
      <text:p text:style-name="P1"><text:tab/>O sistema deve permitir que o usuário acesse as informações sobre os drinks.</text:p>
      <text:p text:style-name="P1">RF2: Pesquisa por <text:span text:style-name="T2">nome</text:span></text:p>
      <text:p text:style-name="P1"><text:tab/>O sistema deve permitir ao usuário bucar os drinks por nome.</text:p>
      <text:p text:style-name="P18">RF3: Pesquisa por avaliação</text:p>
      <text:p text:style-name="P18"><text:tab/>O sistema deve permitir ao usuário bucar os drinks por<text:span text:style-name="T1"> avaliações</text:span>.</text:p>
      <text:p text:style-name="P18">RF4: Pesquisa por categoria</text:p>
      <text:p text:style-name="P18"><text:tab/>O sistema deve permitir ao usuário bucar os drinks por <text:span text:style-name="T1">categoria.</text:span></text:p>
      <text:p text:style-name="P1">RF<text:span text:style-name="T2">5</text:span>: Login</text:p>
      <text:p text:style-name="P11">O sistema deve permitir que o usuário inicie uma sesão <text:span text:style-name="T1">pela conta Google.</text:span></text:p>
      <text:p text:style-name="P12">RF<text:span text:style-name="T2">6</text:span>: Logout</text:p>
      <text:p text:style-name="P12"><text:tab/>O sistema deve permitir que o usuário <text:span text:style-name="T1">logado via Google</text:span> encerre sua sessão.</text:p>
      <text:p text:style-name="P1">RF<text:span text:style-name="T2">7</text:span>: Cadastro de drinks</text:p>
      <text:p text:style-name="P1"><text:tab/>O sistema deve permitir que o usuário <text:span text:style-name="T1">logado via Google</text:span> cadastre um novo drink.</text:p>
      <text:p text:style-name="P1">RF<text:span text:style-name="T2">8</text:span>: Editar drinks</text:p>
      <text:p text:style-name="P11">O sistema deve permitir ao usuário <text:span text:style-name="T1">logado via Google</text:span> editar e adicionar informações sobre os <text:s/>drinks.</text:p>
      <text:p text:style-name="P20">RF<text:span text:style-name="T2">9</text:span>: Avaliar drinks</text:p>
      <text:p text:style-name="P20"><text:tab/>O sistema deve permitir ao usuário logado via Google dar uma nota de 0 a 10 para os drinks que acesse.</text:p>
      <text:p text:style-name="P1">RF<text:span text:style-name="T2">10</text:span>: Inserção de comentários</text:p>
      <text:p text:style-name="P1"><text:tab/>O sistema deve permitir que usuário <text:span text:style-name="T1">logado via Google</text:span> submeta comentários sobre os drinks.</text:p>
      <text:p text:style-name="P1">RF<text:span text:style-name="T2">11</text:span>: Visualizar comentários</text:p>
      <text:p text:style-name="P1"><text:tab/>O sistema deve permitir que o usuário visualize os comentários sobre os drinks.</text:p>
      <text:p text:style-name="P1">RF<text:span text:style-name="T2">12</text:span>: <text:s/>Avaliar comentários</text:p>
      <text:p text:style-name="P1"><text:tab/>O sistema deve permitir que o usuário <text:span text:style-name="T1">logado via Google</text:span> avalie comentários sobre os drinks.</text:p>
      <text:p text:style-name="P1"/>
      <text:p text:style-name="P14"><text:bookmark text:name="_n85rg6hj9e38"/>Requisitos não-funcionais</text:p>
      <text:p text:style-name="P1">RNF1: O sistema deve ter uma interface web.</text:p>
      <text:p text:style-name="P1">RNF2: O sistema deve disponibilizar suas funções com menos de 3 ações do usuário.</text:p>
      <text:p text:style-name="P1">RNF3: O sistema deve estar disponível a qualquer horário.</text:p>
      <text:p text:style-name="P1">RNF4: O <text:s/>sistema deve apresentar persistência de dados.</text:p>
      <text:p text:style-name="P17">RNF5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9-24T16:56:24.374000000</dc:date>
    <meta:editing-duration>PT9H21M58S</meta:editing-duration>
    <meta:editing-cycles>2</meta:editing-cycles>
    <meta:document-statistic meta:table-count="1" meta:image-count="0" meta:object-count="0" meta:page-count="4" meta:paragraph-count="46" meta:word-count="283" meta:character-count="1737" meta:non-whitespace-character-count="1482"/>
  </office:meta>
</office:document-meta>
</file>